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8-10-20T15:05:57.44</meta:creation-date>
    <dc:date>2008-10-20T15:06:28.35</dc:date>
    <dc:creator>eav eav</dc:creator>
    <meta:editing-duration>PT00H00M30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0" meta:word-count="0" meta:character-count="0"/>
  </office:meta>
</office:document-meta>
</file>